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b8cb" officeooo:paragraph-rsid="001cb8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O</text:p>
      <text:p text:style-name="P1"/>
      <text:p text:style-name="P1">Créatin classe :</text:p>
      <text:p text:style-name="P1"><text:a xlink:type="simple" xlink:href="https://python.doctor/page-apprendre-programmation-orientee-objet-poo-classes-python-cours-debutants" text:style-name="Internet_20_link" text:visited-style-name="Visited_20_Internet_20_Link">https://python.doctor/page-apprendre-programmation-orientee-objet-poo-classes-python-cours-debutants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6T11:23:59.844747570</meta:creation-date>
    <dc:date>2023-03-16T11:24:26.301934509</dc:date>
    <meta:editing-duration>PT27S</meta:editing-duration>
    <meta:editing-cycles>1</meta:editing-cycles>
    <meta:document-statistic meta:table-count="0" meta:image-count="0" meta:object-count="0" meta:page-count="1" meta:paragraph-count="3" meta:word-count="5" meta:character-count="120" meta:non-whitespace-character-count="117"/>
    <meta:generator>LibreOffice/6.4.7.2$Linux_X86_64 LibreOffice_project/40$Build-2</meta:generator>
  </office:meta>
</office:document-meta>
</file>